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color="#b80047" fo:background-color="#ffff00"/>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Code_20_Inline">
      <style:text-properties fo:font-weight="bold" style:font-weight-asian="bold" style:font-weight-complex="bold"/>
    </style:style>
    <style:style style:name="T4" style:family="text">
      <style:text-properties fo:font-weight="normal" style:font-weight-asian="normal" style:font-weight-complex="normal"/>
    </style:style>
    <number:number-style style:name="N0">
      <number:number number:min-integer-digits="1"/>
    </number:number-style>
  </office:automatic-styles>
  <office:body>
    <office:text>
      <text:tracked-changes>
        <text:changed-region text:id="ct1247273088">
          <text:insertion>
            <office:change-info>
              <dc:creator>Ray Lischner</dc:creator>
              <dc:date>2006-09-18T11:42:00</dc:date>
            </office:change-info>
          </text:insertion>
        </text:changed-region>
        <text:changed-region text:id="ct1247273200">
          <text:deletion>
            <office:change-info>
              <dc:creator>Ray Lischner</dc:creator>
              <dc:date>2006-09-18T11:42:00</dc:date>
            </office:change-info>
            <text:p text:style-name="Body_20_Text">(</text:p>
          </text:deletion>
        </text:changed-region>
        <text:changed-region text:id="ct1247273424">
          <text:deletion>
            <office:change-info>
              <dc:creator>Ray Lischner</dc:creator>
              <dc:date>2006-09-18T11:42:00</dc:date>
            </office:change-info>
            <text:p text:style-name="Body_20_Text">)</text:p>
          </text:deletion>
        </text:changed-region>
        <text:changed-region text:id="ct1246819544">
          <text:insertion>
            <office:change-info>
              <dc:creator>Ray Lischner</dc:creator>
              <dc:date>2006-09-18T11:42:00</dc:date>
            </office:change-info>
          </text:insertion>
        </text:changed-region>
        <text:changed-region text:id="ct1241848712">
          <text:insertion>
            <office:change-info>
              <dc:creator>Ray Lischner</dc:creator>
              <dc:date>2006-09-18T11:43:00</dc:date>
            </office:change-info>
          </text:insertion>
        </text:changed-region>
        <text:changed-region text:id="ct1241847592">
          <text:insertion>
            <office:change-info>
              <dc:creator>Ray Lischner</dc:creator>
              <dc:date>2006-09-21T10:13:00</dc:date>
            </office:change-info>
          </text:insertion>
        </text:changed-region>
        <text:changed-region text:id="ct1241846920">
          <text:deletion>
            <office:change-info>
              <dc:creator>Ray Lischner</dc:creator>
              <dc:date>2006-09-21T10:12:00</dc:date>
            </office:change-info>
            <text:p text:style-name="Body_20_Text"><text:s/></text:p>
          </text:deletion>
        </text:changed-region>
        <text:changed-region text:id="ct1243096284">
          <text:deletion>
            <office:change-info>
              <dc:creator>Ray Lischner</dc:creator>
              <dc:date>2006-09-21T10:11:00</dc:date>
            </office:change-info>
            <text:p text:style-name="Body_20_Text">variable</text:p>
          </text:deletion>
        </text:changed-region>
        <text:changed-region text:id="ct1247273984">
          <text:insertion>
            <office:change-info>
              <dc:creator>Ray Lischner</dc:creator>
              <dc:date>2006-09-21T10:11:00</dc:date>
            </office:change-info>
          </text:insertion>
        </text:changed-region>
        <text:changed-region text:id="ct1243095612">
          <text:deletion>
            <office:change-info>
              <dc:creator>Ray Lischner</dc:creator>
              <dc:date>2006-09-21T10:11:00</dc:date>
            </office:change-info>
            <text:p text:style-name="Body_20_Text">clara</text:p>
          </text:deletion>
        </text:changed-region>
        <text:changed-region text:id="ct1243011384">
          <text:insertion>
            <office:change-info>
              <dc:creator>Ray Lischner</dc:creator>
              <dc:date>2006-09-18T11:45:00</dc:date>
            </office:change-info>
          </text:insertion>
        </text:changed-region>
        <text:changed-region text:id="ct1243010936">
          <text:insertion>
            <office:change-info>
              <dc:creator>Ray Lischner</dc:creator>
              <dc:date>2006-09-18T11:46:00</dc:date>
            </office:change-info>
          </text:insertion>
        </text:changed-region>
        <text:changed-region text:id="ct1243011496">
          <text:deletion>
            <office:change-info>
              <dc:creator>Ray Lischner</dc:creator>
              <dc:date>2006-09-21T10:12:00</dc:date>
            </office:change-info>
            <text:p text:style-name="Body_20_Text">clar</text:p>
          </text:deletion>
        </text:changed-region>
        <text:changed-region text:id="ct1243194488">
          <text:insertion>
            <office:change-info>
              <dc:creator>Ray Lischner</dc:creator>
              <dc:date>2006-09-21T10:12:00</dc:date>
            </office:change-info>
          </text:insertion>
        </text:changed-region>
        <text:changed-region text:id="ct1243267884">
          <text:insertion>
            <office:change-info>
              <dc:creator>Ray Lischner</dc:creator>
              <dc:date>2006-09-18T11:47:00</dc:date>
            </office:change-info>
          </text:insertion>
        </text:changed-region>
        <text:changed-region text:id="ct1243268332">
          <text:deletion>
            <office:change-info>
              <dc:creator>Ray Lischner</dc:creator>
              <dc:date>2006-09-18T11:48:00</dc:date>
            </office:change-info>
            <text:p text:style-name="Body_20_Text_20_Cont"><text:span text:style-name="Code_20_Inline">set</text:span></text:p>
          </text:deletion>
        </text:changed-region>
        <text:changed-region text:id="ct1241829744">
          <text:insertion>
            <office:change-info>
              <dc:creator>Ray Lischner</dc:creator>
              <dc:date>2006-09-18T11:46:00</dc:date>
            </office:change-info>
          </text:insertion>
        </text:changed-region>
        <text:changed-region text:id="ct1243193480">
          <text:insertion>
            <office:change-info>
              <dc:creator>Ray Lischner</dc:creator>
              <dc:date>2006-09-18T11:47:00</dc:date>
            </office:change-info>
          </text:insertion>
        </text:changed-region>
        <text:changed-region text:id="ct1243269116">
          <text:format-change>
            <office:change-info>
              <dc:creator>Ray Lischner</dc:creator>
              <dc:date>2006-09-18T11:49:00</dc:date>
            </office:change-info>
          </text:format-change>
        </text:changed-region>
        <text:changed-region text:id="ct1241885544">
          <text:format-change>
            <office:change-info>
              <dc:creator>Ray Lischner</dc:creator>
              <dc:date>2006-09-18T11:49:00</dc:date>
            </office:change-info>
          </text:format-change>
        </text:changed-region>
        <text:changed-region text:id="ct1247152668">
          <text:deletion>
            <office:change-info>
              <dc:creator>Ray Lischner</dc:creator>
              <dc:date>2006-09-21T10:38:00</dc:date>
            </office:change-info>
            <text:p text:style-name="Code_20_Bold"><text:s/>= 1</text:p>
          </text:deletion>
        </text:changed-region>
        <text:changed-region text:id="ct1241847032">
          <text:insertion>
            <office:change-info>
              <dc:creator>Ray Lischner</dc:creator>
              <dc:date>2006-09-21T10:13:00</dc:date>
            </office:change-info>
          </text:insertion>
        </text:changed-region>
        <text:changed-region text:id="ct1241847816">
          <text:deletion>
            <office:change-info>
              <dc:creator>Ray Lischner</dc:creator>
              <dc:date>2006-09-21T10:38:00</dc:date>
            </office:change-info>
            <text:p text:style-name="Code_20_Bold"><text:s/>= 1</text:p>
          </text:deletion>
        </text:changed-region>
        <text:changed-region text:id="ct1241846136">
          <text:deletion>
            <office:change-info>
              <dc:creator>Ray Lischner</dc:creator>
              <dc:date>2006-09-21T10:38:00</dc:date>
            </office:change-info>
            <text:p text:style-name="Code"><text:s/>= 1</text:p>
          </text:deletion>
        </text:changed-region>
        <text:changed-region text:id="ct1243096396">
          <text:insertion>
            <office:change-info>
              <dc:creator>Ray Lischner</dc:creator>
              <dc:date>2006-09-21T10:39:00</dc:date>
            </office:change-info>
          </text:insertion>
        </text:changed-region>
        <text:changed-region text:id="ct1243095164">
          <text:insertion>
            <office:change-info>
              <dc:creator>Ray Lischner</dc:creator>
              <dc:date>2006-09-21T10:40:00</dc:date>
            </office:change-info>
          </text:insertion>
        </text:changed-region>
        <text:changed-region text:id="ct1243097404">
          <text:deletion>
            <office:change-info>
              <dc:creator>Ray Lischner</dc:creator>
              <dc:date>2006-09-21T10:40:00</dc:date>
            </office:change-info>
            <text:p text:style-name="Body_20_Text">for</text:p>
          </text:deletion>
        </text:changed-region>
        <text:changed-region text:id="ct1243342960">
          <text:insertion>
            <office:change-info>
              <dc:creator>Ray Lischner</dc:creator>
              <dc:date>2006-09-21T10:47:00</dc:date>
            </office:change-info>
          </text:insertion>
        </text:changed-region>
        <text:changed-region text:id="ct1243341056">
          <text:insertion>
            <office:change-info>
              <dc:creator>Ray Lischner</dc:creator>
              <dc:date>2006-09-18T11:53:00</dc:date>
            </office:change-info>
          </text:insertion>
        </text:changed-region>
        <text:changed-region text:id="ct1243341616">
          <text:deletion>
            <office:change-info>
              <dc:creator>Ray Lischner</dc:creator>
              <dc:date>2006-09-18T11:53:00</dc:date>
            </office:change-info>
            <text:p text:style-name="Body_20_Text">Y</text:p>
          </text:deletion>
        </text:changed-region>
        <text:changed-region text:id="ct1243342288">
          <text:insertion>
            <office:change-info>
              <dc:creator>Ray Lischner</dc:creator>
              <dc:date>2006-09-18T11:53:00</dc:date>
            </office:change-info>
          </text:insertion>
        </text:changed-region>
        <text:changed-region text:id="ct1243342400">
          <text:insertion>
            <office:change-info>
              <dc:creator>Ray Lischner</dc:creator>
              <dc:date>2006-09-21T10:54:00</dc:date>
            </office:change-info>
          </text:insertion>
        </text:changed-region>
        <text:changed-region text:id="ct1242322160">
          <text:insertion>
            <office:change-info>
              <dc:creator>Ray Lischner</dc:creator>
              <dc:date>2006-09-21T10:14:00</dc:date>
            </office:change-info>
          </text:insertion>
        </text:changed-region>
        <text:changed-region text:id="ct1243412372">
          <text:insertion>
            <office:change-info>
              <dc:creator>Ray Lischner</dc:creator>
              <dc:date>2006-09-21T10:14: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27" style:data-style-name="N0">27</text:variable-set></text:p>
      <text:p text:style-name="Chapter_20_Title">Custom Types</text:p>
      <text:p text:style-name="Body_20_Text_20_First">One of the key design goals for C++ was that you should be able to define brand new types that look and act pretty much like the built-in types. Do you need tri-state logic? Write your own <text:span text:style-name="Code_20_Inline">tribool</text:span> type. Need arbitrary-precision arithmetic? Write your own <text:span text:style-name="Code_20_Inline">bigint</text:span> type. This exploration introduces some of the language features that let you define custom types. Subsequent explorations delve deeper into these topics.</text:p>
      <text:p text:style-name="Heading_20_1">Defining a New Type</text:p>
      <text:p text:style-name="Body_20_Text_20_First">Suppose you want to define a type, <text:span text:style-name="Code_20_Inline">rational</text:span>, to represent rational numbers, or fractions. A rational number has a numerator and a denominator, both integers. Ideally, you would be able to add, subtract, multiply, and divide rational numbers, the same way you can with the built-in numeric types. You should also be able to mix rational numbers and other numeric types in the same expression.</text:p>
      <text:p text:style-name="Body_20_Text">The I/O streams should be able to read and write rational numbers in some reasonable manner. The input operator should accept as valid input anything the output operator produces. The I/O operators should heed the stream's flags and related settings<text:change-start text:change-id="ct1247273088"/>,<text:change-end text:change-id="ct1247273088"/> <text:change text:change-id="ct1247273200"/>such as field width and fill character<text:hidden-text text:condition="ooow:comment == 1" text:string-value="I am not entirely convinced of that." text:is-hidden="true">I am not entirely convinced of that.</text:hidden-text><text:change text:change-id="ct1247273424"/><text:change-start text:change-id="ct1246819544"/>, so you can format neatly aligned columns of rational numbers the same way you did for integers in Exploration <text:change-end text:change-id="ct1246819544"/><text:change-start text:change-id="ct1241848712"/>8<text:change-end text:change-id="ct1241848712"/>.</text:p>
      <text:p text:style-name="Body_20_Text">You should be able to assign any numeric value to a <text:span text:style-name="Code_20_Inline">rational</text:span> variable, and convert a <text:span text:style-name="Code_20_Inline">rational</text:span> value to any built-in numeric type. Naturally, converting a rational number to an integer variable would result in truncation to an integer. One might argue that conversion should be automatic, similar to conversion from floating-point to integer. A counter argument is that automatic conversions that discard information was a mistake in the original C language design, and one not to be duplicated. Instead, conversions that discard information should be made explicit and clear. I prefer the latter approach<text:hidden-text text:condition="ooow:comment == 1" text:string-value="and the standards committee would agree with you. We abhor narrowing conversions and wish we could remove them from the language." text:is-hidden="true">and the standards committee would agree with you. We abhor narrowing conversions and wish we could remove them from the language.</text:hidden-text>.</text:p>
      <text:p text:style-name="First_20_line_20_indent">This is a lot to tackle at once, so let’s start slowly.</text:p>
      <text:p text:style-name="First_20_line_20_indent">The first step is to decide how to store a rational number. You need to store a numerator and a denominator, both as integers. What about negative numbers? Choose a convention, such as the numerator gets the sign of the entire value, and the denominator is always positive. Listing <text:variable-get text:name="chapter" office:value-type="float" style:data-style-name="N0">27</text:variable-get>-<text:reference-ref text:reference-format="text" text:ref-name="first_class_code">1</text:reference-ref> shows the very first <text:span text:style-name="Code_20_Inline">rational</text:span> type definition.</text:p>
      <text:p text:style-name="Code_20_Caption"><text:hidden-text text:condition="ooow:" text:string-value=".cc" text:is-hidden="true"/>Listing <text:variable-get text:name="chapter" office:value-type="float" style:data-style-name="N0">27</text:variable-get>-<text:reference-mark-start text:name="first_class_code"/><text:sequence text:ref-name="refText0" text:name="Text" text:formula="ooow:Text+1" style:num-format="1">1</text:sequence><text:reference-mark-end text:name="first_class_code"/>. Defining a custom <text:span text:style-name="Code_20_Inline">rational</text:span> type</text:p>
      <text:p text:style-name="Code_20_First">/// Represent a rational number.</text:p>
      <text:p text:style-name="Code">struct rational</text:p>
      <text:p text:style-name="Code">{</text:p>
      <text:p text:style-name="Code"><text:s text:c="2"/>int numerator; <text:s text:c="4"/>///&lt; numerator gets the sign of the rational value</text:p>
      <text:p text:style-name="Code"><text:s text:c="2"/>int denominator; <text:s text:c="2"/>///&lt; denominator is always positive<text:hidden-text text:condition="ooow:comment == 1" text:string-value="then why not make it unsigned? Actually I think a case can be made for having both numerator and denominator unsigned and have a bool member positive which is true for postive rationals" text:is-hidden="true">then why not make it unsigned? Actually I think a case can be made for having both numerator and denominator unsigned and have a bool member positive which is true for postive rationals</text:hidden-text><text:change-start text:change-id="ct1241847592"/><text:hidden-text text:condition="ooow:" text:string-value="[RL] We’re still early in the book; I’m trying to keep it simple." text:is-hidden="true"/><text:change-end text:change-id="ct1241847592"/></text:p>
      <text:p text:style-name="Code_20_Last">};</text:p>
      <text:p text:style-name="Body_20_Text_20_Cont">The definition starts with the <text:span text:style-name="Code_20_Inline">struct</text:span> keyword. C programmers recognize this as a structure definition, but hang on, there’s much more to follow.</text:p>
      <text:p text:style-name="Body_20_Text">The contents of the <text:span text:style-name="Code_20_Inline">rational</text:span> type look like <text:change text:change-id="ct1241846920"/><text:change text:change-id="ct1243096284"/>de<text:change-start text:change-id="ct1247273984"/>fini<text:change-end text:change-id="ct1247273984"/><text:change text:change-id="ct1243095612"/>tions for variables named <text:span text:style-name="Code_20_Inline">numerator</text:span> and <text:span text:style-name="Code_20_Inline">denominator</text:span>, but they work a little differently. Remember that Listing <text:variable-get text:name="chapter" office:value-type="float" style:data-style-name="N0">27</text:variable-get>-<text:reference-ref text:reference-format="text" text:ref-name="first_class_code">1</text:reference-ref> shows a type definition. In other words, the compiler remembers that <text:span text:style-name="Code_20_Inline">rational</text:span> names a type, but it does not allocate any memory for an object, for <text:span text:style-name="Code_20_Inline">numerator</text:span>, or for <text:span text:style-name="Code_20_Inline">denominator</text:span>. In C++ parlance, <text:span text:style-name="Code_20_Inline">numerator</text:span> and <text:span text:style-name="Code_20_Inline">denominator</text:span> are called <text:span text:style-name="T1">data members</text:span>; some other languages call them instance variables or fields.</text:p>
      <text:p text:style-name="Body_20_Text">Notice the semicolon that follows the closing curly brace. Type definitions are different from compound statements. If you forget the semicolon, the compiler will remind you, sometimes quite rudely<text:change-start text:change-id="ct1243011384"/> and referring to a line number several lines after the <text:change-end text:change-id="ct1243011384"/><text:change-start text:change-id="ct1243010936"/>line where the semicolon belongs<text:change-end text:change-id="ct1243010936"/><text:hidden-text text:condition="ooow:comment == 1" text:string-value="and sometimes, several lines after the offense with an obscure error message that says nothing about the actual problem" text:is-hidden="true">and sometimes, several lines after the offense with an obscure error message that says nothing about the actual problem</text:hidden-text>.</text:p>
      <text:p text:style-name="Body_20_Text">When you de<text:change text:change-id="ct1243011496"/><text:change-start text:change-id="ct1243194488"/>fin<text:change-end text:change-id="ct1243194488"/>e an object with type <text:span text:style-name="Code_20_Inline">rational</text:span>, the object stores the <text:span text:style-name="Code_20_Inline">numerator</text:span> and <text:span text:style-name="Code_20_Inline">denominator</text:span> members. Use the dot (<text:span text:style-name="Code_20_Inline">.</text:span>) operator to access the members, as you have been doing throughout this book, and as shown in Listing <text:variable-get text:name="chapter" office:value-type="float" style:data-style-name="N0">27</text:variable-get>-<text:reference-ref text:reference-format="text" text:ref-name="using_point_code">2</text:reference-ref>.</text:p>
      <text:p text:style-name="Code_20_Caption">Listing <text:variable-get text:name="chapter" office:value-type="float" style:data-style-name="N0">27</text:variable-get>-<text:reference-mark-start text:name="using_point_code"/><text:sequence text:ref-name="refText1" text:name="Text" text:formula="ooow:Text+1" style:num-format="1">2</text:sequence><text:reference-mark-end text:name="using_point_code"/>. Using a class and its members</text:p>
      <text:p text:style-name="Code_20_First">#include &lt;iostream&gt;</text:p>
      <text:p text:style-name="Code">#include &lt;ostream&gt;</text:p>
      <text:p text:style-name="Code"/>
      <text:p text:style-name="Code">/// Represent a rational number.</text:p>
      <text:p text:style-name="Code">struct rational</text:p>
      <text:p text:style-name="Code">{</text:p>
      <text:p text:style-name="Code"><text:s text:c="2"/>int numerator; <text:s text:c="4"/>///&lt; numerator gets the sign of the rational value</text:p>
      <text:p text:style-name="Code"><text:s text:c="2"/>int denominator; <text:s text:c="2"/>///&lt; denominator is always positive</text:p>
      <text:p text:style-name="Code">};</text:p>
      <text:p text:style-name="Code"/>
      <text:p text:style-name="Code">int main()</text:p>
      <text:p text:style-name="Code">{</text:p>
      <text:p text:style-name="Code"><text:s text:c="2"/>rational pi;</text:p>
      <text:p text:style-name="Code"><text:s text:c="2"/>pi.numerator = 355;</text:p>
      <text:p text:style-name="Code"><text:s text:c="2"/>pi.denominator = 113;</text:p>
      <text:p text:style-name="Code"><text:s text:c="2"/>std::cout &lt;&lt; "pi is about " &lt;&lt; pi.numerator &lt;&lt; "/" &lt;&lt; pi.denominator &lt;&lt; '\n';</text:p>
      <text:p text:style-name="Code_20_Last">}</text:p>
      <text:p text:style-name="Body_20_Text_20_Cont">That’s not terribly exciting, is it? The <text:span text:style-name="Code_20_Inline">rational</text:span> type just sits there, lifeless. You know that many types in the standard library have member functions, such as<text:change-start text:change-id="ct1243267884"/> <text:span text:style-name="Code_20_Inline">std::ostream</text:span>’s <text:span text:style-name="Code_20_Inline">width</text:span> member function, so you can write, say,<text:change-end text:change-id="ct1243267884"/> <text:span text:style-name="Code_20_Inline">std::cout.</text:span><text:change text:change-id="ct1243268332"/><text:span text:style-name="Code_20_Inline">w</text:span><text:change-start text:change-id="ct1241829744"/><text:span text:style-name="Code_20_Inline">idth</text:span><text:change-end text:change-id="ct1241829744"/><text:span text:style-name="Code_20_Inline">(</text:span><text:change-start text:change-id="ct1243193480"/><text:span text:style-name="Code_20_Inline">4</text:span><text:change-end text:change-id="ct1243193480"/><text:span text:style-name="Code_20_Inline">)</text:span><text:span text:style-name="Code_20_Inline"><text:hidden-text text:condition="ooow:comment == 1" text:string-value="I do not think there is any such thing. cout is an object not a type and so does not have member functions. Of course you meant std::ostream.setw()" text:is-hidden="true">I do not think there is any such thing. cout is an object not a type and so does not have member functions. Of course you meant std::ostream.setw()</text:hidden-text></text:span>. The next section shows how to write your own member functions.</text:p>
      <text:p text:style-name="Heading_20_1">Member Functions</text:p>
      <text:p text:style-name="Body_20_Text_20_First">Let’s add a member function to <text:span text:style-name="Code_20_Inline">rational</text:span> that reduces the numerator and denominator by their greatest common divisor. Listing <text:variable-get text:name="chapter" office:value-type="float" style:data-style-name="N0">27</text:variable-get>-<text:reference-ref text:reference-format="text" text:ref-name="reduce_code">3</text:reference-ref> shows the sample program, with the <text:span text:style-name="Code_20_Inline">reduce()</text:span> member function.</text:p>
      <text:p text:style-name="Code_20_Caption">Listing <text:variable-get text:name="chapter" office:value-type="float" style:data-style-name="N0">27</text:variable-get>-<text:reference-mark-start text:name="reduce_code"/><text:sequence text:ref-name="refText2" text:name="Text" text:formula="ooow:Text+1" style:num-format="1">3</text:sequence><text:reference-mark-end text:name="reduce_code"/>. Adding the <text:span text:style-name="Code_20_Inline">reduce</text:span> member function</text:p>
      <text:p text:style-name="Code_20_First">#include &lt;cassert&gt;</text:p>
      <text:p text:style-name="Code">#include &lt;cstdlib&gt;</text:p>
      <text:p text:style-name="Code">#include &lt;iostream&gt;</text:p>
      <text:p text:style-name="Code">#include &lt;ostream&gt;</text:p>
      <text:p text:style-name="Code"/>
      <text:p text:style-name="Code">/// Compute the greatest common divisor of two integers, using Euclid’s algorithm.</text:p>
      <text:p text:style-name="Code">int gcd(int n, int m)</text:p>
      <text:p text:style-name="Code">{</text:p>
      <text:p text:style-name="Code"><text:s text:c="2"/>n = abs(n);</text:p>
      <text:p text:style-name="Code"><text:s text:c="2"/>while (m != 0) {</text:p>
      <text:p text:style-name="Code"><text:s text:c="4"/>int tmp(n % m);</text:p>
      <text:p text:style-name="Code"><text:s text:c="4"/>n = m;</text:p>
      <text:p text:style-name="Code"><text:s text:c="4"/>m = tmp;</text:p>
      <text:p text:style-name="Code"><text:s text:c="2"/>}</text:p>
      <text:p text:style-name="Code"><text:s text:c="2"/>return n;</text:p>
      <text:p text:style-name="Code">}</text:p>
      <text:p text:style-name="Code"/>
      <text:p text:style-name="Code">/// Represent a rational number.</text:p>
      <text:p text:style-name="Code">struct rational</text:p>
      <text:p text:style-name="Code">{</text:p>
      <text:p text:style-name="Code_20_Bold"><text:s text:c="2"/>/// Reduce the numerator and denominator by their GCD.</text:p>
      <text:p text:style-name="Code_20_Bold"><text:s text:c="2"/>void reduce()</text:p>
      <text:p text:style-name="Code_20_Bold"><text:s text:c="2"/>{</text:p>
      <text:p text:style-name="Code_20_Bold"><text:s text:c="4"/>assert(denominator != 0);</text:p>
      <text:p text:style-name="Code_20_Bold"><text:s text:c="4"/>int div(gcd(numerator, denominator));</text:p>
      <text:p text:style-name="Code_20_Bold"><text:s text:c="4"/>numerator = numerator / div;</text:p>
      <text:p text:style-name="Code_20_Bold"><text:s text:c="4"/>denominator = denominator / div;</text:p>
      <text:p text:style-name="Code_20_Bold"><text:s text:c="2"/>}</text:p>
      <text:p text:style-name="Code_20_Bold"/>
      <text:p text:style-name="Code"><text:s text:c="2"/>int numerator; <text:s text:c="4"/>///&lt; numerator gets the sign of the rational value</text:p>
      <text:p text:style-name="Code"><text:s text:c="2"/>int denominator; <text:s text:c="2"/>///&lt; denominator is always positive</text:p>
      <text:p text:style-name="Code">};</text:p>
      <text:p text:style-name="Code"/>
      <text:p text:style-name="Code">int main()</text:p>
      <text:p text:style-name="Code">{</text:p>
      <text:p text:style-name="Code"><text:s text:c="2"/>rational pi;</text:p>
      <text:p text:style-name="Code"><text:s text:c="2"/>pi.numerator = 1420;</text:p>
      <text:p text:style-name="Code"><text:s text:c="2"/>pi.denominator = 452;</text:p>
      <text:p text:style-name="Code_20_Bold"><text:s text:c="2"/>pi.reduce();</text:p>
      <text:p text:style-name="Code"><text:s text:c="2"/>std::cout &lt;&lt; "pi is about " &lt;&lt; pi.numerator &lt;&lt; "/" &lt;&lt; pi.denominator &lt;&lt; '\n';</text:p>
      <text:p text:style-name="Code_20_Last">}</text:p>
      <text:p text:style-name="Body_20_Text_20_Cont">Notice how the <text:span text:style-name="Code_20_Inline">reduce()</text:span> member function looks just like an ordinary function, except that its definition appears inside the <text:span text:style-name="Code_20_Inline">rational</text:span> type definition. Also notice how <text:span text:style-name="Code_20_Inline">reduce()</text:span> can refer to the data members of <text:span text:style-name="Code_20_Inline">rational</text:span>. When you call the <text:span text:style-name="Code_20_Inline">reduce()</text:span> member function, you must supply an object as the left-hand operand of the dot (<text:span text:style-name="Code_20_Inline">.</text:span>) operator (such as <text:span text:style-name="Code_20_Inline">pi</text:span> in Listing <text:variable-get text:name="chapter" office:value-type="float" style:data-style-name="N0">27</text:variable-get>-<text:reference-ref text:reference-format="text" text:ref-name="reduce_code">3</text:reference-ref>). When the <text:span text:style-name="Code_20_Inline">reduce()</text:span> function refers to a data member, the data member is taken from that left-hand operand. Thus, <text:span text:style-name="Code_20_Inline">numerator</text:span> <text:span text:style-name="Code_20_Inline">=</text:span> <text:span text:style-name="Code_20_Inline">numerator</text:span> <text:span text:style-name="Code_20_Inline">/</text:span> <text:span text:style-name="Code_20_Inline">div</text:span> has the effect of <text:span text:style-name="Code_20_Inline">pi.numerator</text:span> <text:span text:style-name="Code_20_Inline">=</text:span> <text:span text:style-name="Code_20_Inline">pi.numerator</text:span> <text:span text:style-name="Code_20_Inline">/</text:span> <text:span text:style-name="Code_20_Inline">div</text:span>.</text:p>
      <text:p text:style-name="Body_20_Text">The <text:span text:style-name="Code_20_Inline">gcd</text:span> function is a free function. You can call it with any two integers, unrelated to <text:span text:style-name="Code_20_Inline">rational</text:span> numbers. I could have made <text:change-start text:change-id="ct1243269116"/><text:span text:style-name="Code_20_Inline">gcd</text:span><text:change-end text:change-id="ct1243269116"/> also be a member function, but nothing about the function ties it to rational numbers. It does not access any members of <text:change-start text:change-id="ct1241885544"/><text:span text:style-name="Code_20_Inline">rational</text:span><text:change-end text:change-id="ct1241885544"/>. By making it a free function, you can reuse it throughout your program, anywhere you need to compute the greatest common divisor of two integers. If you aren’t sure whether a function should be free or a member, err on the side of making it free.</text:p>
      <text:p text:style-name="Body_20_Text">A member function can also call other member functions that are defined in the same type. Try it yourself: <text:span text:style-name="T2">add the </text:span><text:span text:style-name="T3">assign</text:span><text:span text:style-name="T2"> member function</text:span>, which takes a <text:span text:style-name="Code_20_Inline">numerator</text:span> and <text:span text:style-name="Code_20_Inline">denominator</text:span> as two parameters, and assigns them to their respective data members and calls <text:span text:style-name="Code_20_Inline">reduce()</text:span>, sparing the user of <text:span text:style-name="Code_20_Inline">rational</text:span> the additional step (and possible error of neglecting the call to <text:span text:style-name="Code_20_Inline">reduce()</text:span>). Let the return type be <text:span text:style-name="Code_20_Inline">void</text:span>. <text:span text:style-name="T2">Write your member function below:</text:span></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Listing <text:variable-get text:name="chapter" office:value-type="float" style:data-style-name="N0">27</text:variable-get>-<text:reference-ref text:reference-format="text" text:ref-name="assign_code">4</text:reference-ref> shows the entire program, with my <text:span text:style-name="Code_20_Inline">assign</text:span> member function in boldface.</text:p>
      <text:p text:style-name="Code_20_Caption">Listing <text:variable-get text:name="chapter" office:value-type="float" style:data-style-name="N0">27</text:variable-get>-<text:reference-mark-start text:name="assign_code"/><text:sequence text:ref-name="refText3" text:name="Text" text:formula="ooow:Text+1" style:num-format="1">4</text:sequence><text:reference-mark-end text:name="assign_code"/>. Adding the <text:span text:style-name="Code_20_Inline">assign</text:span> member function</text:p>
      <text:p text:style-name="Code_20_First">#include &lt;cassert&gt;</text:p>
      <text:p text:style-name="Code">#include &lt;cstdlib&gt;</text:p>
      <text:p text:style-name="Code">#include &lt;iostream&gt;</text:p>
      <text:p text:style-name="Code">#include &lt;ostream&gt;</text:p>
      <text:p text:style-name="Code"/>
      <text:p text:style-name="Code">/// Compute the greatest common divisor of two integers, using Euclid’s algorithm.</text:p>
      <text:p text:style-name="Code">int gcd(int n, int m)</text:p>
      <text:p text:style-name="Code">{</text:p>
      <text:p text:style-name="Code"><text:s text:c="2"/>n = abs(n);</text:p>
      <text:p text:style-name="Code"><text:s text:c="2"/>while (m != 0) {</text:p>
      <text:p text:style-name="Code"><text:s text:c="4"/>int tmp(n % m);</text:p>
      <text:p text:style-name="Code"><text:s text:c="4"/>n = m;</text:p>
      <text:p text:style-name="Code"><text:s text:c="4"/>m = tmp;</text:p>
      <text:p text:style-name="Code"><text:s text:c="2"/>}</text:p>
      <text:p text:style-name="Code"><text:s text:c="2"/>return n;</text:p>
      <text:p text:style-name="Code">}</text:p>
      <text:p text:style-name="Code"/>
      <text:p text:style-name="Code">/// Represent a rational number.</text:p>
      <text:p text:style-name="Code">struct rational</text:p>
      <text:p text:style-name="Code">{</text:p>
      <text:p text:style-name="Code_20_Bold"><text:s text:c="2"/>/// Assign a numerator and a denominator, then reduce to normal form.</text:p>
      <text:p text:style-name="Code_20_Bold"><text:s text:c="2"/>/// @param num numerator</text:p>
      <text:p text:style-name="Code_20_Bold"><text:s text:c="2"/>/// @param den denominator</text:p>
      <text:p text:style-name="Code_20_Bold"><text:s text:c="2"/>/// @pre denominator &gt; 0</text:p>
      <text:p text:style-name="Code_20_Bold"><text:s text:c="2"/>void assign(int num, int den<text:change text:change-id="ct1247152668"/>)</text:p>
      <text:p text:style-name="Code_20_Bold"><text:s text:c="2"/>{</text:p>
      <text:p text:style-name="Code_20_Bold"><text:s text:c="4"/>numerator = num;</text:p>
      <text:p text:style-name="Code_20_Bold"><text:s text:c="4"/>denominator = den;</text:p>
      <text:p text:style-name="Code_20_Bold"><text:s text:c="4"/>reduce();</text:p>
      <text:p text:style-name="Code_20_Bold"><text:s text:c="2"/>}</text:p>
      <text:p text:style-name="Code_20_Bold"/>
      <text:p text:style-name="Code"><text:s text:c="2"/>/// Reduce the numerator and denominator by their GCD.</text:p>
      <text:p text:style-name="Code"><text:s text:c="2"/>void reduce()</text:p>
      <text:p text:style-name="Code"><text:s text:c="2"/>{</text:p>
      <text:p text:style-name="Code"><text:s text:c="4"/>assert(denominator != 0);</text:p>
      <text:p text:style-name="Code"><text:s text:c="4"/>int div(gcd(numerator, denominator));</text:p>
      <text:p text:style-name="Code"><text:s text:c="4"/>numerator = numerator / div;</text:p>
      <text:p text:style-name="Code"><text:s text:c="4"/>denominator = denominator / div;</text:p>
      <text:p text:style-name="Code"><text:s text:c="2"/>}</text:p>
      <text:p text:style-name="Code"/>
      <text:p text:style-name="Code"><text:s text:c="2"/>int numerator; <text:s text:c="4"/>///&lt; numerator gets the sign of the rational value</text:p>
      <text:p text:style-name="Code"><text:s text:c="2"/>int denominator; <text:s text:c="2"/>///&lt; denominator is always positive</text:p>
      <text:p text:style-name="Code">};</text:p>
      <text:p text:style-name="Code"/>
      <text:p text:style-name="Code">int main()</text:p>
      <text:p text:style-name="Code">{</text:p>
      <text:p text:style-name="Code"><text:s text:c="2"/>rational pi;</text:p>
      <text:p text:style-name="Code_20_Bold"><text:s text:c="2"/>pi.assign(1420, 452);</text:p>
      <text:p text:style-name="Code"><text:s text:c="2"/>std::cout &lt;&lt; "pi is about " &lt;&lt; pi.numerator &lt;&lt; "/" &lt;&lt; pi.denominator &lt;&lt; '\n';</text:p>
      <text:p text:style-name="Code_20_Last">}</text:p>
      <text:p text:style-name="Body_20_Text_20_Cont">Notice how simple the <text:span text:style-name="Code_20_Inline">main</text:span> program is now. Hiding details, such as <text:span text:style-name="Code_20_Inline">reduce()</text:span>, helps keep the code clean, readable, and maintainable.</text:p>
      <text:p text:style-name="Body_20_Text">Notice one other, subtle detail: the definition of <text:span text:style-name="Code_20_Inline">assign()</text:span> precedes <text:span text:style-name="Code_20_Inline">reduc</text:span><text:span text:style-name="Code_20_Inline"><text:span text:style-name="Code_20_Inline">e</text:span></text:span><text:span text:style-name="Code_20_Inline">()</text:span>, even though it calls <text:span text:style-name="Code_20_Inline">reduce()</text:span>. We need one minor adjustment to the rule that the compiler must see at least a declaration of a name before you can use that name; members of a new type can refer to other members<text:hidden-text text:condition="ooow:comment == 1" text:string-value="and it is an error if the order of declaration of members would change the meaning of any member function definition" text:is-hidden="true">and it is an error if the order of declaration of members would change the meaning of any member function definition</text:hidden-text><text:change-start text:change-id="ct1241847032"/><text:hidden-text text:condition="ooow:" text:string-value="[RL]That’s a subtlety that too advanced at this point in the book" text:is-hidden="true"/><text:change-end text:change-id="ct1241847032"/>, regardless of the order of declaration within the type. In all other situations, you must supply a declaration prior to use.</text:p>
      <text:p text:style-name="Body_20_Text">The <text:span text:style-name="Code_20_Inline">den</text:span> parameter has a default argument of <text:span text:style-name="Code_20_Inline">1</text:span>. That means you can call <text:span text:style-name="Code_20_Inline">assign</text:span> with just a <text:span text:style-name="Code_20_Inline">numerator</text:span>, e.g., <text:span text:style-name="Code_20_Inline">pi(3)</text:span>, for the situations when you want to assign a simple integer to a <text:span text:style-name="Code_20_Inline">rational</text:span> object.</text:p>
      <text:p text:style-name="Body_20_Text">Being able to assign a numerator and denominator in one step is a fine addition to the <text:span text:style-name="Code_20_Inline">rational </text:span>type, but even more important is being able to initialize a <text:span text:style-name="Code_20_Inline">rational</text:span> object. Recall from Exploration 5 my admonishment to ensure that all objects are properly initialized. The next section tells you how to add support for initializers to <text:span text:style-name="Code_20_Inline">rational.</text:span></text:p>
      <text:p text:style-name="Heading_20_1">Constructors</text:p>
      <text:p text:style-name="Body_20_Text_20_First">Wouldn’t it be nice to be able to initialize a <text:span text:style-name="Code_20_Inline">rational </text:span>object with a numerator and denominator, and have them properly reduced automatically? You can do that by writing a special member function that looks and act a little like <text:span text:style-name="Code_20_Inline">assign</text:span>, except the name is the same as the name of the type (<text:span text:style-name="Code_20_Inline">rational</text:span>), and the function has no return type or return value. Listing <text:variable-get text:name="chapter" office:value-type="float" style:data-style-name="N0">27</text:variable-get>-<text:reference-ref text:reference-format="text" text:ref-name="ctor_code">5</text:reference-ref> shows how to write this special member function.</text:p>
      <text:p text:style-name="Code_20_Caption">Listing <text:variable-get text:name="chapter" office:value-type="float" style:data-style-name="N0">27</text:variable-get>-<text:reference-mark-start text:name="ctor_code"/><text:sequence text:ref-name="refText4" text:name="Text" text:formula="ooow:Text+1" style:num-format="1">5</text:sequence><text:reference-mark-end text:name="ctor_code"/>. Adding the ability to initialize a <text:span text:style-name="Code_20_Inline">rational</text:span> object</text:p>
      <text:p text:style-name="Code_20_First">#include &lt;cassert&gt;</text:p>
      <text:p text:style-name="Code">#include &lt;cstdlib&gt;</text:p>
      <text:p text:style-name="Code">#include &lt;iostream&gt;</text:p>
      <text:p text:style-name="Code">#include &lt;ostream&gt;</text:p>
      <text:p text:style-name="Code"/>
      <text:p text:style-name="Code">/// Compute the greatest common divisor of two integers, using Euclid’s algorithm.</text:p>
      <text:p text:style-name="Code">int gcd(int n, int m)</text:p>
      <text:p text:style-name="Code">{</text:p>
      <text:p text:style-name="Code"><text:s text:c="2"/>n = abs(n);</text:p>
      <text:p text:style-name="Code"><text:s text:c="2"/>while (m != 0) {</text:p>
      <text:p text:style-name="Code"><text:s text:c="4"/>int tmp(n % m);</text:p>
      <text:p text:style-name="Code"><text:s text:c="4"/>n = m;</text:p>
      <text:p text:style-name="Code"><text:s text:c="4"/>m = tmp;</text:p>
      <text:p text:style-name="Code"><text:s text:c="2"/>}</text:p>
      <text:p text:style-name="Code"><text:s text:c="2"/>return n;</text:p>
      <text:p text:style-name="Code">}</text:p>
      <text:p text:style-name="Code"/>
      <text:p text:style-name="Code">/// Represent a rational number.</text:p>
      <text:p text:style-name="Code">struct rational</text:p>
      <text:p text:style-name="Code">{</text:p>
      <text:p text:style-name="Code_20_Bold"><text:s text:c="2"/>/// Construct a rational object, given a numerator and a denominator.</text:p>
      <text:p text:style-name="Code_20_Bold"><text:s text:c="2"/>/// Always reduce to normal form.</text:p>
      <text:p text:style-name="Code_20_Bold"><text:s text:c="2"/>/// @param num numerator</text:p>
      <text:p text:style-name="Code_20_Bold"><text:s text:c="2"/>/// @param den denominator</text:p>
      <text:p text:style-name="Code_20_Bold"><text:s text:c="2"/>/// @pre denominator &gt; 0</text:p>
      <text:p text:style-name="Code_20_Bold"><text:s text:c="2"/>rational(int num, int den<text:change text:change-id="ct1241847816"/>)</text:p>
      <text:p text:style-name="Code_20_Bold"><text:s text:c="2"/>: numerator(num), denominator(den)</text:p>
      <text:p text:style-name="Code_20_Bold"><text:s text:c="2"/>{</text:p>
      <text:p text:style-name="Code_20_Bold"><text:s text:c="4"/>reduce();</text:p>
      <text:p text:style-name="Code_20_Bold"><text:s text:c="2"/>}</text:p>
      <text:p text:style-name="Code_20_Bold"/>
      <text:p text:style-name="Code"><text:s text:c="2"/>/// Assign a numerator and a denominator, then reduce to normal form.</text:p>
      <text:p text:style-name="Code"><text:s text:c="2"/>/// @param num numerator</text:p>
      <text:p text:style-name="Code"><text:s text:c="2"/>/// @param den denominator</text:p>
      <text:p text:style-name="Code"><text:s text:c="2"/>/// @pre denominator &gt; 0</text:p>
      <text:p text:style-name="Code"><text:s text:c="2"/>void assign(int num, int den<text:change text:change-id="ct1241846136"/>)</text:p>
      <text:p text:style-name="Code"><text:s text:c="2"/>{</text:p>
      <text:p text:style-name="Code"><text:s text:c="4"/>numerator = num;</text:p>
      <text:p text:style-name="Code"><text:s text:c="4"/>denominator = den;</text:p>
      <text:p text:style-name="Code"><text:s text:c="4"/>reduce();</text:p>
      <text:p text:style-name="Code"><text:s text:c="2"/>}</text:p>
      <text:p text:style-name="Code"/>
      <text:p text:style-name="Code"><text:s text:c="2"/>/// Reduce the numerator and denominator by their GCD.</text:p>
      <text:p text:style-name="Code"><text:s text:c="2"/>void reduce()</text:p>
      <text:p text:style-name="Code"><text:s text:c="2"/>{</text:p>
      <text:p text:style-name="Code"><text:s text:c="4"/>assert(denominator != 0);</text:p>
      <text:p text:style-name="Code"><text:s text:c="4"/>int div(gcd(numerator, denominator));</text:p>
      <text:p text:style-name="Code"><text:s text:c="4"/>numerator = numerator / div;</text:p>
      <text:p text:style-name="Code"><text:s text:c="4"/>denominator = denominator / div;</text:p>
      <text:p text:style-name="Code"><text:s text:c="2"/>}</text:p>
      <text:p text:style-name="Code"/>
      <text:p text:style-name="Code"><text:s text:c="2"/>int numerator; <text:s text:c="4"/>///&lt; numerator gets the sign of the rational value</text:p>
      <text:p text:style-name="Code"><text:s text:c="2"/>int denominator; <text:s text:c="2"/>///&lt; denominator is always positive</text:p>
      <text:p text:style-name="Code">};</text:p>
      <text:p text:style-name="Code"/>
      <text:p text:style-name="Code">int main()</text:p>
      <text:p text:style-name="Code">{</text:p>
      <text:p text:style-name="Code_20_Bold"><text:s text:c="2"/>rational pi(1420, 452);</text:p>
      <text:p text:style-name="Code"><text:s text:c="2"/>std::cout &lt;&lt; "pi is about " &lt;&lt; pi.numerator &lt;&lt; "/" &lt;&lt; pi.denominator &lt;&lt; '\n';</text:p>
      <text:p text:style-name="Code_20_Last">}</text:p>
      <text:p text:style-name="Body_20_Text_20_Cont">Notice the definition of the <text:span text:style-name="Code_20_Inline">pi</text:span> object. The variable takes arguments that look just like function arguments, and indeed, they work just like function arguments, too. Instead of calling an ordinary function, however, the initialization results in a call to the special initialization function of the <text:span text:style-name="Code_20_Inline">rational</text:span> type. This special member function is called a <text:span text:style-name="T1">constructor</text:span>.</text:p>
      <text:p text:style-name="Body_20_Text">A constructor looks almost like a normal function, except <text:change-start text:change-id="ct1243096396"/>that it doesn’t have a return type. And you can’t choose name, but must use the type name. <text:change-end text:change-id="ct1243096396"/><text:change-start text:change-id="ct1243095164"/>And there’s<text:change-end text:change-id="ct1243095164"/><text:change text:change-id="ct1243097404"/> that extra line that starts with a colon. This extra bit of code initializes the data members in the same manner as initializing a variable. After all the data members are initialized, the body of the constructor runs in the same manner as any member function body.</text:p>
      <text:p text:style-name="Body_20_Text">The initializer list is optional. Without it, data members are left uninitialized, which is a bad thing, so don’t do it.</text:p>
      <text:p text:style-name="Body_20_Text"><text:span text:style-name="T2">Modify the rational type so it accepts a negative denominator.</text:span> If the denominator is negative, change it to positive, and also change the sign of the numerator. Thus, <text:span text:style-name="Code_20_Inline">rational(-710,</text:span> <text:span text:style-name="Code_20_Inline">-226)</text:span> would have the same value as <text:span text:style-name="Code_20_Inline">rational(71</text:span><text:span text:style-name="Code_20_Inline"><text:span text:style-name="Code_20_Inline">0</text:span></text:span><text:span text:style-name="Code_20_Inline">,</text:span> <text:span text:style-name="Code_20_Inline">226)</text:span>.</text:p>
      <text:p text:style-name="Body_20_Text">You can choose to perform the modification in any one of a number of places. Good software design practice dictates that the change should occur in exactly one spot, and all other functions should call that one. Therefore, I suggest modifying <text:span text:style-name="Code_20_Inline">reduce()</text:span>, as shown in Listing <text:variable-get text:name="chapter" office:value-type="float" style:data-style-name="N0">27</text:variable-get>-<text:reference-ref text:reference-format="text" text:ref-name="new_reduce_code">6</text:reference-ref>.</text:p>
      <text:p text:style-name="Code_20_Caption"><text:hidden-text text:condition="ooow:" text:string-value=".func" text:is-hidden="true"/>Listing <text:variable-get text:name="chapter" office:value-type="float" style:data-style-name="N0">27</text:variable-get>-<text:reference-mark-start text:name="new_reduce_code"/><text:sequence text:ref-name="refText5" text:name="Text" text:formula="ooow:Text+1" style:num-format="1">6</text:sequence><text:reference-mark-end text:name="new_reduce_code"/>. Modifying the <text:span text:style-name="Code_20_Inline">reduce</text:span> member function to accept a negative denominator</text:p>
      <text:p text:style-name="Code"><text:s text:c="2"/>/// Reduce the numerator and denominator by their GCD.</text:p>
      <text:p text:style-name="Code"><text:s text:c="2"/>void reduce()</text:p>
      <text:p text:style-name="Code"><text:s text:c="2"/>{</text:p>
      <text:p text:style-name="Code"><text:s text:c="4"/>assert(denominator != 0);</text:p>
      <text:p text:style-name="Code_20_Bold"><text:s text:c="4"/>if (denominator &lt; 0)</text:p>
      <text:p text:style-name="Code_20_Bold"><text:s text:c="4"/>{</text:p>
      <text:p text:style-name="Code_20_Bold"><text:s text:c="6"/>denominator = -denominator;</text:p>
      <text:p text:style-name="Code_20_Bold"><text:s text:c="6"/>numerator = -numerator;</text:p>
      <text:p text:style-name="Code_20_Bold"><text:s text:c="4"/>}</text:p>
      <text:p text:style-name="Code"><text:s text:c="4"/>int div(gcd(numerator, denominator));</text:p>
      <text:p text:style-name="Code"><text:s text:c="4"/>numerator = numerator / div;</text:p>
      <text:p text:style-name="Code"><text:s text:c="4"/>denominator = denominator / div;</text:p>
      <text:p text:style-name="Code_20_Last"><text:s text:c="2"/>}</text:p>
      <text:p text:style-name="Heading_20_1"><text:change-start text:change-id="ct1243342960"/>Overloading Constructors</text:p>
      <text:p text:style-name="Body_20_Text_20_First">You can overload a constructor the same way you overload an ordinary function. All the overloaded constructors have the same name (that is, the name of the type), and they must differ in the number or type of the parameters. For example, you can add a constructor that takes a single integer argument, implicitly using 1 as the denominator. <text:span text:style-name="T2">Add a constructor </text:span><text:span text:style-name="T3">rational(int</text:span><text:span text:style-name="T2"> </text:span><text:span text:style-name="T3">num)</text:span><text:span text:style-name="T2"> to the type.</text:span><text:span text:style-name="T4"> Compare your solution with mine in Listing </text:span><text:span text:style-name="T4"><text:variable-get text:name="chapter" office:value-type="float" style:data-style-name="N0">27</text:variable-get></text:span><text:span text:style-name="T4">-</text:span><text:span text:style-name="T4"><text:reference-ref text:reference-format="text" text:ref-name="one_int_ctor_code">7</text:reference-ref></text:span><text:span text:style-name="T4">.</text:span></text:p>
      <text:p text:style-name="Code_20_Caption"><text:hidden-text text:condition="ooow:" text:string-value=".func" text:is-hidden="true"/>Listing <text:variable-get text:name="chapter" office:value-type="float" style:data-style-name="N0">27</text:variable-get>-<text:reference-mark-start text:name="one_int_ctor_code"/><text:sequence text:ref-name="refText6" text:name="Text" text:formula="ooow:Text+1" style:num-format="1">7</text:sequence><text:reference-mark-end text:name="one_int_ctor_code"/>. Constructing a rational object from an integer</text:p>
      <text:p text:style-name="Code_20_First"><text:s text:c="2"/>rational(int num)</text:p>
      <text:p text:style-name="Code"><text:s text:c="2"/>: numerator(num), denominator(1)</text:p>
      <text:p text:style-name="Code_20_Last"><text:s text:c="2"/>{}</text:p>
      <text:p text:style-name="Body_20_Text_20_Cont">Note that you don’t need to call <text:span text:style-name="Code_20_Inline">reduce()</text:span> because you know the value is already in its reduced form, with a denominator of 1.</text:p>
      <text:p text:style-name="Body_20_Text"><text:change-end text:change-id="ct1243342960"/><text:change-start text:change-id="ct1243341056"/>I’m sure you can see many deficiencies in the current state of the <text:span text:style-name="Code_20_Inline">rational</text:span> type. It has several that you probably missed, too. Hang on, the next exploration starts improving the type. For example, <text:change-end text:change-id="ct1243341056"/><text:change text:change-id="ct1243341616"/><text:change-start text:change-id="ct1243342288"/>y<text:change-end text:change-id="ct1243342288"/>ou might want to test your modification by comparing two <text:span text:style-name="Code_20_Inline">rational</text:span> objects to see if they are equal. To do so, however, you need to write a custom <text:span text:style-name="Code_20_Inline">==</text:span> operator, which is the subject of the next exploration.</text:p>
      <text:p text:style-name="Body_20_Text"/>
      <text:p text:style-name="Body_20_Text"><text:hidden-text text:condition="ooow:comment == 1" text:string-value="Note that with your constructor declared the way it is, it is no longer possible to declare a rational without providing a numerator. I suggest that the first parameter should default to 0." text:is-hidden="true">Note that with your constructor declared the way it is, it is no longer possible to declare a rational without providing a numerator. I suggest that the first parameter should default to 0.</text:hidden-text><text:change-start text:change-id="ct1243342400"/><text:hidden-text text:condition="ooow:" text:string-value="[RL]Next exploration" text:is-hidden="true"/><text:change-end text:change-id="ct1243342400"/></text:p>
      <text:p text:style-name="Body_20_Text"/>
      <text:p text:style-name="Body_20_Text"><text:hidden-text text:condition="ooow:comment == 1" text:string-value="There is also the issue of whether a rational should exist if it has a zero denominator (a good way to introduce exceptions thrown by constructors)" text:is-hidden="true">There is also the issue of whether a rational should exist if it has a zero denominator (a good way to introduce exceptions thrown by constructors)</text:hidden-text><text:change-start text:change-id="ct1242322160"/><text:hidden-text text:condition="ooow:" text:string-value="[RL] Soon" text:is-hidden="true"/><text:change-end text:change-id="ct1242322160"/></text:p>
      <text:p text:style-name="Body_20_Text"/>
      <text:p text:style-name="Body_20_Text"><text:hidden-text text:condition="ooow:comment == 1" text:string-value="finally here is an alternative (no I am not suggesting you change to it but it does have some advantages:" text:is-hidden="true">finally here is an alternative (no I am not suggesting you change to it but it does have some advantages:</text:hidden-text><text:change-start text:change-id="ct1243412372"/><text:hidden-text text:condition="ooow:" text:string-value="[RL] It has advantages, but it also complicates the arithmetic operators." text:is-hidden="true"/><text:change-end text:change-id="ct1243412372"/></text:p>
      <text:p text:style-name="Body_20_Text"/>
      <text:p text:style-name="P2">struct rational_fgw {</text:p>
      <text:p text:style-name="P2"><text:s text:c="4"/>unsigned numerator;</text:p>
      <text:p text:style-name="P2"><text:s text:c="4"/>unsigned denominator;</text:p>
      <text:p text:style-name="P2">bool positive;</text:p>
      <text:p text:style-name="P2">rational_fgw(int num = 0, int den = 1):</text:p>
      <text:p text:style-name="P2"><text:s text:c="4"/>numerator(std::abs(num)), denominator(std::abs(den),</text:p>
      <text:p text:style-name="P2"><text:s text:c="4"/>positive((num == abs(num)) == (den == abs(den)) {reduce();}</text:p>
      <text:p text:style-name="P2">// reduce is simplified as it is dealing with unsigned values</text:p>
      <text:p text:style-name="P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7 - Custom Types</dc:title>
    <dc:subject>Exploring C++</dc:subject>
    <meta:initial-creator>Ray Lischner</meta:initial-creator>
    <meta:creation-date>2006-03-30T10:01:31</meta:creation-date>
    <dc:creator>Ray Lischner</dc:creator>
    <dc:date>2006-09-22T00:42:42</dc:date>
    <dc:language>en-US</dc:language>
    <meta:editing-cycles>43</meta:editing-cycles>
    <meta:editing-duration>P2DT9H31M20S</meta:editing-duration>
    <meta:user-defined meta:name="codex-configfile">apress-cpp-dox.xml</meta:user-defined>
    <meta:user-defined meta:name="codex-chapter-number">27</meta:user-defined>
    <meta:user-defined meta:name="codex-doxygen"/>
    <meta:user-defined meta:name="Info 4"/>
    <meta:document-statistic meta:table-count="0" meta:image-count="0" meta:object-count="0" meta:page-count="8" meta:paragraph-count="245" meta:word-count="2193" meta:character-count="14192"/>
  </office:meta>
</office:document-meta>
</file>